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eeeeee" draw:fill-image-width="0cm" draw:fill-image-height="0cm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top"/>
    </style:style>
    <style:style style:name="P1" style:family="paragraph">
      <style:paragraph-properties fo:text-align="center"/>
      <style:text-properties fo:font-size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1pt"/>
    </style:style>
    <style:style style:name="T1" style:family="text">
      <style:text-properties fo:font-size="11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2" draw:layer="layout" svg:width="2cm" svg:height="2cm" svg:x="3.5cm" svg:y="1.5cm">
          <text:p text:style-name="P2">Logo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2" draw:layer="layout" svg:width="3cm" svg:height="1cm" svg:x="17cm" svg:y="2cm">
          <text:p text:style-name="P2">Check for <text:line-break/>updates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2" draw:layer="layout" svg:width="3cm" svg:height="1cm" svg:x="0cm" svg:y="1cm">
          <text:p text:style-name="P2">Home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3" draw:text-style-name="P4" draw:layer="layout" svg:width="15.5cm" svg:height="7.5cm" svg:x="4cm" svg:y="5.5cm">
          <text:p text:style-name="P4">-dsadasdas</text:p>
          <text:p text:style-name="P4">-dasdasdad</text:p>
          <text:p text:style-name="P4">-adsadasd</text:p>
          <text:p text:style-name="P4">-adssadadas</text:p>
          <text:p text:style-name="P4">-sdadasdasdas</text:p>
          <text:p text:style-name="P4">-dsaadasdada</text:p>
          <text:p text:style-name="P4">-asddasdasd</text:p>
          <text:p text:style-name="P4">-dadsdasdadasdasdas</text:p>
        </draw:rect>
        <draw:rect draw:style-name="gr2" draw:text-style-name="P1" draw:layer="layout" svg:width="4cm" svg:height="1cm" svg:x="4cm" svg:y="4cm">
          <text:p text:style-name="P2"><text:span text:style-name="T1">About TSP</text:span></text:p>
        </draw:rect>
        <draw:rect draw:style-name="gr2" draw:text-style-name="P1" draw:layer="layout" svg:width="3cm" svg:height="1cm" svg:x="6.5cm" svg:y="13cm">
          <text:p text:style-name="P2"><text:span text:style-name="T1">Donate</text:span></text:p>
        </draw:rect>
        <draw:rect draw:style-name="gr2" draw:text-style-name="P1" draw:layer="layout" svg:width="3cm" svg:height="1cm" svg:x="10cm" svg:y="13cm">
          <text:p text:style-name="P2"><text:span text:style-name="T1">Visit website</text:span></text:p>
        </draw:rect>
        <draw:rect draw:style-name="gr2" draw:text-style-name="P1" draw:layer="layout" svg:width="3cm" svg:height="1cm" svg:x="13.5cm" svg:y="13cm">
          <text:p text:style-name="P2"><text:span text:style-name="T1">Visit Youtube</text:span></text:p>
        </draw:rect>
        <draw:rect draw:style-name="gr2" draw:text-style-name="P1" draw:layer="layout" svg:width="4cm" svg:height="1cm" svg:x="8cm" svg:y="4cm">
          <text:p text:style-name="P2"><text:span text:style-name="T1">About VC</text:span></text:p>
        </draw:rect>
        <draw:rect draw:style-name="gr2" draw:text-style-name="P1" draw:layer="layout" svg:width="3cm" svg:height="1cm" svg:x="0cm" svg:y="11.5cm">
          <text:p text:style-name="P2"><text:span text:style-name="T1">Add new version</text:span></text:p>
        </draw:rect>
      </draw:page>
      <draw:page draw:name="News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News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3" draw:text-style-name="P5" draw:layer="layout" svg:width="15.5cm" svg:height="7.5cm" svg:x="4cm" svg:y="5.5cm">
          <text:p text:style-name="P4"><text:span text:style-name="T1">-dsadasdas</text:span></text:p>
          <text:p text:style-name="P4"><text:span text:style-name="T1">-dasdasdad</text:span></text:p>
          <text:p text:style-name="P4"><text:span text:style-name="T1">-adsadasd</text:span></text:p>
          <text:p text:style-name="P4"><text:span text:style-name="T1">-adssadadas</text:span></text:p>
          <text:p text:style-name="P4"><text:span text:style-name="T1">-sdadasdasdas</text:span></text:p>
          <text:p text:style-name="P4"><text:span text:style-name="T1">-dsaadasdada</text:span></text:p>
          <text:p text:style-name="P4"><text:span text:style-name="T1">-asddasdasd</text:span></text:p>
          <text:p text:style-name="P4"><text:span text:style-name="T1">-dadsdasdadasdasdas</text:span></text:p>
        </draw:rect>
        <draw:rect draw:style-name="gr2" draw:text-style-name="P1" draw:layer="layout" svg:width="3cm" svg:height="1cm" svg:x="0cm" svg:y="11.5cm">
          <text:p text:style-name="P2"><text:span text:style-name="T1">Add new version</text:span></text:p>
        </draw:rect>
      </draw:page>
      <draw:page draw:name="Current version info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Current version info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2" draw:text-style-name="P1" draw:layer="layout" svg:width="4cm" svg:height="1cm" svg:x="8cm" svg:y="4cm">
          <text:p text:style-name="P2"><text:span text:style-name="T1">Update history</text:span></text:p>
        </draw:rect>
        <draw:rect draw:style-name="gr2" draw:text-style-name="P1" draw:layer="layout" svg:width="4cm" svg:height="1cm" svg:x="12cm" svg:y="4cm">
          <text:p text:style-name="P2"><text:span text:style-name="T1">Options</text:span></text:p>
        </draw:rect>
        <draw:rect draw:style-name="gr2" draw:text-style-name="P1" draw:layer="layout" svg:width="3cm" svg:height="1cm" svg:x="10cm" svg:y="13cm">
          <text:p text:style-name="P2"><text:span text:style-name="T1">Update</text:span></text:p>
        </draw:rect>
        <draw:rect draw:style-name="gr3" draw:text-style-name="P5" draw:layer="layout" svg:width="15.5cm" svg:height="7.5cm" svg:x="4cm" svg:y="5.5cm">
          <text:p text:style-name="P4"><text:span text:style-name="T1">V1.1</text:span></text:p>
          <text:p text:style-name="P4"><text:span text:style-name="T1">Added:</text:span></text:p>
          <text:p text:style-name="P4"><text:span text:style-name="T1">-dsadasdas</text:span></text:p>
          <text:p text:style-name="P4"><text:span text:style-name="T1">-dasdasdad</text:span></text:p>
          <text:p text:style-name="P4"><text:span text:style-name="T1">-adsadasd</text:span></text:p>
          <text:p text:style-name="P4"><text:span text:style-name="T1">-adssadadas</text:span></text:p>
          <text:p text:style-name="P4"><text:span text:style-name="T1">-sdadasdasdas</text:span></text:p>
          <text:p text:style-name="P4"><text:span text:style-name="T1">-dsaadasdada</text:span></text:p>
          <text:p text:style-name="P4"><text:span text:style-name="T1">Modified:</text:span></text:p>
          <text:p text:style-name="P4"><text:span text:style-name="T1">-asddasdasd</text:span></text:p>
          <text:p text:style-name="P4"><text:span text:style-name="T1">-dadsdasdadasdasdas</text:span></text:p>
        </draw:rect>
        <draw:rect draw:style-name="gr2" draw:text-style-name="P1" draw:layer="layout" svg:width="3cm" svg:height="1cm" svg:x="0cm" svg:y="11.5cm">
          <text:p text:style-name="P2"><text:span text:style-name="T1">Add new version</text:span></text:p>
        </draw:rect>
      </draw:page>
      <draw:page draw:name="Update history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Current version info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2" draw:text-style-name="P1" draw:layer="layout" svg:width="4cm" svg:height="1cm" svg:x="8cm" svg:y="4cm">
          <text:p text:style-name="P2"><text:span text:style-name="T1">Update history</text:span></text:p>
        </draw:rect>
        <draw:rect draw:style-name="gr2" draw:text-style-name="P1" draw:layer="layout" svg:width="4cm" svg:height="1cm" svg:x="12cm" svg:y="4cm">
          <text:p text:style-name="P2"><text:span text:style-name="T1">Options</text:span></text:p>
        </draw:rect>
        <draw:rect draw:style-name="gr3" draw:text-style-name="P5" draw:layer="layout" svg:width="15.5cm" svg:height="7.5cm" svg:x="4cm" svg:y="5.5cm">
          <text:p text:style-name="P4"><text:span text:style-name="T1">V1.1</text:span></text:p>
          <text:p text:style-name="P4"><text:span text:style-name="T1">Added:</text:span></text:p>
          <text:p text:style-name="P4"><text:span text:style-name="T1">-asdsdas</text:span></text:p>
          <text:p text:style-name="P4"><text:span text:style-name="T1">-asdsdad</text:span></text:p>
          <text:p text:style-name="P4"><text:span text:style-name="T1">-asdasdas</text:span></text:p>
          <text:p text:style-name="P4"><text:span text:style-name="T1">-dsad</text:span></text:p>
          <text:p text:style-name="P4"><text:span text:style-name="T1"/></text:p>
          <text:p text:style-name="P4"><text:span text:style-name="T1">V1.0</text:span></text:p>
          <text:p text:style-name="P4"><text:span text:style-name="T1">Added:</text:span></text:p>
          <text:p text:style-name="P4"><text:span text:style-name="T1">-dsadsad</text:span></text:p>
          <text:p text:style-name="P4"><text:span text:style-name="T1">-dsadasdsa</text:span></text:p>
          <text:p text:style-name="P4"><text:span text:style-name="T1">-adsad</text:span></text:p>
          <text:p text:style-name="P4"><text:span text:style-name="T1">-asdasdasd</text:span></text:p>
          <text:p text:style-name="P4"><text:span text:style-name="T1">-sadasd</text:span></text:p>
          <text:p text:style-name="P4"><text:span text:style-name="T1">-adsada</text:span></text:p>
        </draw:rect>
        <draw:rect draw:style-name="gr2" draw:text-style-name="P1" draw:layer="layout" svg:width="3cm" svg:height="1cm" svg:x="0cm" svg:y="11.5cm">
          <text:p text:style-name="P2"><text:span text:style-name="T1">Add new version</text:span></text:p>
        </draw:rect>
      </draw:page>
      <draw:page draw:name="Options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Current version info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2" draw:text-style-name="P1" draw:layer="layout" svg:width="4cm" svg:height="1cm" svg:x="8cm" svg:y="4cm">
          <text:p text:style-name="P2"><text:span text:style-name="T1">Update history</text:span></text:p>
        </draw:rect>
        <draw:rect draw:style-name="gr2" draw:text-style-name="P1" draw:layer="layout" svg:width="4cm" svg:height="1cm" svg:x="12cm" svg:y="4cm">
          <text:p text:style-name="P2"><text:span text:style-name="T1">Options</text:span></text:p>
        </draw:rect>
        <draw:rect draw:style-name="gr2" draw:text-style-name="P2" draw:layer="layout" svg:width="6cm" svg:height="1cm" svg:x="4cm" svg:y="8.5cm">
          <text:p text:style-name="P2">Delete pack For MC 1.16</text:p>
        </draw:rect>
        <draw:rect draw:style-name="gr2" draw:text-style-name="P2" draw:layer="layout" svg:width="6cm" svg:height="1cm" svg:x="4cm" svg:y="5.5cm">
          <text:p text:style-name="P2">Send feedback</text:p>
        </draw:rect>
        <draw:rect draw:style-name="gr2" draw:text-style-name="P2" draw:layer="layout" svg:width="6cm" svg:height="1cm" svg:x="4cm" svg:y="7cm">
          <text:p text:style-name="P2">Rate the pack</text:p>
        </draw:rect>
        <draw:rect draw:style-name="gr2" draw:text-style-name="P1" draw:layer="layout" svg:width="3cm" svg:height="1cm" svg:x="0cm" svg:y="11.5cm">
          <text:p text:style-name="P2"><text:span text:style-name="T1">Add new version</text:span></text:p>
        </draw:rect>
      </draw:page>
      <draw:page draw:name="Settings" draw:style-name="dp1" draw:master-page-name="Alapértelmezett">
        <draw:rect draw:style-name="gr1" draw:text-style-name="P1" draw:layer="layout" svg:width="17cm" svg:height="1cm" svg:x="0cm" svg:y="0cm">
          <text:p/>
        </draw:rect>
        <draw:rect draw:style-name="gr2" draw:text-style-name="P1" draw:layer="layout" svg:width="1cm" svg:height="1cm" svg:x="19cm" svg:y="0cm">
          <text:p text:style-name="P2"><text:span text:style-name="T1">X</text:span></text:p>
        </draw:rect>
        <draw:rect draw:style-name="gr2" draw:text-style-name="P1" draw:layer="layout" svg:width="1cm" svg:height="1cm" svg:x="18cm" svg:y="0cm">
          <text:p text:style-name="P2"><text:span text:style-name="T1">O</text:span></text:p>
        </draw:rect>
        <draw:rect draw:style-name="gr2" draw:text-style-name="P1" draw:layer="layout" svg:width="1cm" svg:height="1cm" svg:x="17cm" svg:y="0cm">
          <text:p text:style-name="P2"><text:span text:style-name="T1">_</text:span></text:p>
        </draw:rect>
        <draw:rect draw:style-name="gr1" draw:text-style-name="P1" draw:layer="layout" svg:width="3cm" svg:height="13cm" svg:x="0cm" svg:y="1cm">
          <text:p/>
        </draw:rect>
        <draw:rect draw:style-name="gr2" draw:text-style-name="P1" draw:layer="layout" svg:width="3cm" svg:height="1cm" svg:x="0cm" svg:y="2.5cm">
          <text:p text:style-name="P2"><text:span text:style-name="T1">News</text:span></text:p>
        </draw:rect>
        <draw:rect draw:style-name="gr2" draw:text-style-name="P1" draw:layer="layout" svg:width="3cm" svg:height="1cm" svg:x="0cm" svg:y="13cm">
          <text:p text:style-name="P2"><text:span text:style-name="T1">Settings</text:span></text:p>
        </draw:rect>
        <draw:rect draw:style-name="gr2" draw:text-style-name="P1" draw:layer="layout" svg:width="3cm" svg:height="1cm" svg:x="0cm" svg:y="4cm">
          <text:p text:style-name="P2"><text:span text:style-name="T1">Installed packs</text:span></text:p>
        </draw:rect>
        <draw:rect draw:style-name="gr2" draw:text-style-name="P1" draw:layer="layout" svg:width="3cm" svg:height="1cm" svg:x="0cm" svg:y="6cm">
          <text:p text:style-name="P2"><text:span text:style-name="T1">For MC 1.15</text:span></text:p>
        </draw:rect>
        <draw:rect draw:style-name="gr1" draw:text-style-name="P2" draw:layer="layout" svg:width="17cm" svg:height="3cm" svg:x="3cm" svg:y="1cm">
          <text:p/>
        </draw:rect>
        <draw:rect draw:style-name="gr2" draw:text-style-name="P1" draw:layer="layout" svg:width="2cm" svg:height="2cm" svg:x="3.5cm" svg:y="1.5cm">
          <text:p text:style-name="P2"><text:span text:style-name="T1">Logo</text:span></text:p>
        </draw:rect>
        <draw:rect draw:style-name="gr2" draw:text-style-name="P3" draw:layer="layout" svg:width="11cm" svg:height="3cm" svg:x="6cm" svg:y="1cm">
          <text:p text:style-name="P2"><text:span text:style-name="T2">Tomaszon Simplistic Pack</text:span></text:p>
          <text:p text:style-name="P2"><text:span text:style-name="T2">Version Center</text:span></text:p>
        </draw:rect>
        <draw:rect draw:style-name="gr2" draw:text-style-name="P1" draw:layer="layout" svg:width="3cm" svg:height="1cm" svg:x="17cm" svg:y="2cm">
          <text:p text:style-name="P2"><text:span text:style-name="T1">Check for </text:span><text:span text:style-name="T1"><text:line-break/></text:span><text:span text:style-name="T1">updates</text:span></text:p>
        </draw:rect>
        <draw:rect draw:style-name="gr1" draw:text-style-name="P2" draw:layer="layout" svg:width="16.5cm" svg:height="9cm" svg:x="3.5cm" svg:y="5cm">
          <text:p/>
        </draw:rect>
        <draw:rect draw:style-name="gr2" draw:text-style-name="P1" draw:layer="layout" svg:width="4cm" svg:height="1cm" svg:x="4cm" svg:y="4cm">
          <text:p text:style-name="P2"><text:span text:style-name="T1">Settings</text:span></text:p>
        </draw:rect>
        <draw:rect draw:style-name="gr2" draw:text-style-name="P1" draw:layer="layout" svg:width="3cm" svg:height="1cm" svg:x="0cm" svg:y="1cm">
          <text:p text:style-name="P2"><text:span text:style-name="T1">Home</text:span></text:p>
        </draw:rect>
        <draw:rect draw:style-name="gr2" draw:text-style-name="P1" draw:layer="layout" svg:width="3cm" svg:height="1cm" svg:x="0cm" svg:y="5cm">
          <text:p text:style-name="P2"><text:span text:style-name="T1">For MC 1.16</text:span></text:p>
        </draw:rect>
        <draw:rect draw:style-name="gr2" draw:text-style-name="P2" draw:layer="layout" svg:width="6cm" svg:height="1cm" svg:x="4cm" svg:y="5.5cm">
          <text:p text:style-name="P2">Run on system startup</text:p>
        </draw:rect>
        <draw:rect draw:style-name="gr2" draw:text-style-name="P2" draw:layer="layout" svg:width="6cm" svg:height="1cm" svg:x="4cm" svg:y="7cm">
          <text:p text:style-name="P2">Open on system startup</text:p>
        </draw:rect>
        <draw:rect draw:style-name="gr2" draw:text-style-name="P2" draw:layer="layout" svg:width="9cm" svg:height="1cm" svg:x="10.5cm" svg:y="5.5cm">
          <text:p text:style-name="P2">Check for Version Center update</text:p>
        </draw:rect>
        <draw:rect draw:style-name="gr2" draw:text-style-name="P1" draw:layer="layout" svg:width="3cm" svg:height="1cm" svg:x="0cm" svg:y="11.5cm">
          <text:p text:style-name="P2"><text:span text:style-name="T1">Add new vers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4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más Benkó</meta:initial-creator>
    <meta:creation-date>2019-10-17T20:29:47.75</meta:creation-date>
    <dc:date>2020-05-19T12:51:08.79</dc:date>
    <dc:creator>Tamás Benkó</dc:creator>
    <meta:editing-duration>PT2H40M39S</meta:editing-duration>
    <meta:editing-cycles>48</meta:editing-cycles>
    <meta:generator>OpenOffice/4.1.7$Win32 OpenOffice.org_project/417m1$Build-9800</meta:generator>
    <meta:document-statistic meta:object-count="129"/>
  </office:meta>
</office:document-meta>
</file>